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0" style:family="table-cell" style:parent-style-name="Default">
      <style:table-cell-properties fo:background-color="#3465a4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9" style:family="table-cell" style:parent-style-name="Default">
      <style:table-cell-properties fo:background-color="#3465a4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order-left="0.74pt solid #000000" fo:border-right="0.74pt solid #000000" fo:border-top="none"/>
    </style:style>
    <style:style style:name="ce4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mour courtois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42" office:value-type="string" calcext:value-type="string" table:number-columns-spanned="1" table:number-rows-spanned="4">
            <text:p>ÉTAT :</text:p>
          </table:table-cell>
          <table:table-cell table:style-name="ce51" office:value-type="string" calcext:value-type="string">
            <text:p>en attent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3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4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4"/>
          <table:table-cell table:style-name="ce54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parthei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0" calcext:value-type="float">
            <text:p>0</text:p>
          </table:table-cell>
          <table:table-cell table:style-name="ce6"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sil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0" calcext:value-type="float">
            <text:p>0</text:p>
          </table:table-cell>
          <table:table-cell table:style-name="ce6" table:number-columns-repeated="3"/>
          <table:table-cell table:style-name="ce9"/>
          <table:table-cell/>
          <table:table-cell table:style-name="ce45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2" calcext:value-type="float">
            <text:p>2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vion privé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number-columns-repeated="5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ombe atomi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number-columns-repeated="4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0" calcext:value-type="float">
            <text:p>0</text:p>
          </table:table-cell>
          <table:table-cell table:style-name="ce30" table:formula="of:=[.O17]/[.O24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onnes copines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number-columns-repeated="4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0" calcext:value-type="float">
            <text:p>0</text:p>
          </table:table-cell>
          <table:table-cell table:style-name="ce30" table:formula="of:=[.O18]/[.O24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2" calcext:value-type="float">
            <text:p>2</text:p>
          </table:table-cell>
          <table:table-cell table:style-name="ce30" table:formula="of:=[.O19]/[.O24]" office:value-type="float" office:value="0.0142857142857143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0" calcext:value-type="float">
            <text:p>0</text:p>
          </table:table-cell>
          <table:table-cell table:style-name="ce31" table:formula="of:=[.O20]/[.O24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2" calcext:value-type="float">
            <text:p>2</text:p>
          </table:table-cell>
          <table:table-cell table:style-name="ce32" table:formula="of:=SUM([.P17:.P20])" office:value-type="float" office:value="0.0142857142857143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avalier suici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10" table:number-columns-repeated="3"/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chameau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IF([.D31]=0 ;[.O37]; IF([.D31]=[.O38];2;IF([.D31]=2;[.O39];[.O40])))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Louis</text:p>
          </table:table-cell>
          <table:table-cell table:style-name="ce35"/>
          <table:table-cell table:style-name="ce10" table:number-columns-repeated="1014"/>
        </table:table-row>
        <table:table-row table:style-name="ro1"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hangez vos cava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eval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coup de balai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désintégr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exil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princes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10" table:number-columns-repeated="3"/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quatre coins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IF([.D112]=0 ;[.O118]; IF([.D112]=[.O119];2;IF([.D112]=2;[.O120];[.O121])))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Louis</text:p>
          </table:table-cell>
          <table:table-cell table:style-name="ce35"/>
          <table:table-cell table:style-name="ce10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belote et dix de fer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schizophré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tour de fad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urban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vampir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visites officiell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14T18:56:48.128890867</dc:date>
    <meta:editing-duration>PT4H13M50S</meta:editing-duration>
    <meta:editing-cycles>16</meta:editing-cycles>
    <meta:generator>LibreOffice/7.3.7.2$Linux_X86_64 LibreOffice_project/30$Build-2</meta:generator>
    <meta:document-statistic meta:table-count="1" meta:cell-count="604" meta:object-count="0"/>
  </office:meta>
</office:document-meta>
</file>